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 table:number-rows-repeated="6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808.71" calcext:value-type="float">
            <text:p>4808.71</text:p>
          </table:table-cell>
          <table:table-cell table:style-name="ce28" table:formula="of:=SUM([.C2:.C255])" office:value-type="float" office:value="1057.76832255008" calcext:value-type="float">
            <text:p>1057.77</text:p>
          </table:table-cell>
          <table:table-cell table:style-name="ce28" table:formula="of:=SUM([.D2:.D255])" office:value-type="float" office:value="66255.7" calcext:value-type="float">
            <text:p>66255.70</text:p>
          </table:table-cell>
          <table:table-cell table:style-name="ce32" table:formula="of:=[.D256]/[.C256]" office:value-type="float" office:value="62.6372510761808" calcext:value-type="float">
            <text:p>62.64</text:p>
          </table:table-cell>
          <table:table-cell table:style-name="ce36"/>
          <table:table-cell table:style-name="ce40"/>
          <table:table-cell table:style-name="ce28" table:formula="of:=SUM([.H7:.H255])" office:value-type="float" office:value="5657.28976" calcext:value-type="float">
            <text:p>5657.29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4:09:21.266285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ark Gadsby</meta:initial-creator>
    <meta:creation-date>2013-03-08T01:41:14Z</meta:creation-date>
    <dc:date>2020-03-08T14:11:50.703398232</dc:date>
    <meta:editing-cycles>246</meta:editing-cycles>
    <meta:editing-duration>PT10H11M25S</meta:editing-duration>
    <meta:document-statistic meta:table-count="1" meta:cell-count="2455" meta:object-count="0"/>
  </office:meta>
</office:document-meta>
</file>